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852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2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urban cars</text:p>
          </table:table-cell>
          <table:table-cell office:value-type="string" calcext:value-type="string">
            <text:p>urban two wheels</text:p>
          </table:table-cell>
          <table:table-cell office:value-type="string" calcext:value-type="string">
            <text:p>regional cars</text:p>
          </table:table-cell>
          <table:table-cell office:value-type="string" calcext:value-type="string">
            <text:p>regional two</text:p>
          </table:table-cell>
          <table:table-cell office:value-type="string" calcext:value-type="string">
            <text:p>intercity cars</text:p>
          </table:table-cell>
          <table:table-cell office:value-type="string" calcext:value-type="string">
            <text:p>intercity two</text:p>
          </table:table-cell>
        </table:table-row>
        <table:table-row table:style-name="ro1">
          <table:table-cell table:style-name="ce1" office:value-type="float" office:value="126.138211708592" calcext:value-type="float">
            <text:p>126.14 </text:p>
          </table:table-cell>
          <table:table-cell table:style-name="ce1" office:value-type="float" office:value="5.08943958348711" calcext:value-type="float">
            <text:p>5.09 </text:p>
          </table:table-cell>
          <table:table-cell table:style-name="ce2" office:value-type="float" office:value="224.44" calcext:value-type="float">
            <text:p>224.4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9.92" calcext:value-type="float">
            <text:p>79.92</text:p>
          </table:table-cell>
          <table:table-cell table:style-name="ce2" office:value-type="float" office:value="0.12" calcext:value-type="float">
            <text:p>0.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rban tot </text:p>
          </table:table-cell>
          <table:table-cell table:formula="of:=[.A2]+[.B2]" office:value-type="float" office:value="131.227651292079" calcext:value-type="float">
            <text:p>131.227651292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urban tot</text:p>
          </table:table-cell>
          <table:table-cell table:formula="of:=SUM([.C2:.F2])" office:value-type="float" office:value="305.28" calcext:value-type="float">
            <text:p>305.2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rban percentage</text:p>
          </table:table-cell>
          <table:table-cell table:formula="of:=[.B4]/([.B4]+[.B5])" office:value-type="float" office:value="0.30063081575693" calcext:value-type="float">
            <text:p>0.30063081575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urban percentage</text:p>
          </table:table-cell>
          <table:table-cell table:formula="of:=[.B5]/([.B4]+[.B5])" office:value-type="float" office:value="0.69936918424307" calcext:value-type="float">
            <text:p>0.6993691842430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issions of taxis in urban area over the sum of cars and taxis</text:p>
          </table:table-cell>
          <table:table-cell table:number-columns-repeated="5"/>
        </table:table-row>
        <table:table-row table:style-name="ro1">
          <table:table-cell office:value-type="float" office:value="0.0302" calcext:value-type="float">
            <text:p>0.030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hare of taxi emissions over all LDV emissions in europe</text:p>
          </table:table-cell>
          <table:table-cell table:number-columns-repeated="5"/>
        </table:table-row>
        <table:table-row table:style-name="ro1">
          <table:table-cell table:formula="of:=[.A11]*[.B7]" office:value-type="float" office:value="0.00907905063585928" calcext:value-type="float">
            <text:p>0.0090790506358592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f taxis and cars have the same energy consumption composition this is also the share of energy consumed by taxis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8:25:40.811467344</meta:creation-date>
    <dc:date>2023-09-22T18:09:22.776894398</dc:date>
    <meta:editing-duration>PT1H31M1S</meta:editing-duration>
    <meta:editing-cycles>2</meta:editing-cycles>
    <meta:generator>LibreOffice/7.3.7.2$Linux_X86_64 LibreOffice_project/30$Build-2</meta:generator>
    <meta:document-statistic meta:table-count="1" meta:cell-count="25" meta:object-count="0"/>
  </office:meta>
</office:document-meta>
</file>